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2581B42268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129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151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1172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1196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1217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1312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1300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1379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35cm" svg:stroke-color="#41719c" svg:stroke-opacity="100%" draw:stroke-linejoin="miter" draw:fill="solid" draw:fill-color="#5b9bd5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18cm" svg:stroke-color="#5b9bd5" draw:marker-end="a1336" svg:stroke-opacity="100%" draw:stroke-linejoin="miter" draw:fill="none" fo:padding-top="0.134cm" fo:padding-bottom="0.134cm" fo:padding-left="0.259cm" fo:padding-right="0.259cm"/>
    </style:style>
    <style:style style:name="gr5" style:family="graphic" style:parent-style-name="standard">
      <style:graphic-properties draw:stroke="solid" svg:stroke-width="0.018cm" svg:stroke-color="#5b9bd5" draw:marker-start="a1338" draw:marker-end="a1339" svg:stroke-opacity="100%" draw:stroke-linejoin="miter" draw:fill="none" fo:padding-top="0.134cm" fo:padding-bottom="0.134cm" fo:padding-left="0.259cm" fo:padding-right="0.259cm"/>
    </style:style>
    <style:style style:name="gr6" style:family="graphic" style:parent-style-name="standard">
      <style:graphic-properties draw:stroke="solid" svg:stroke-width="0.018cm" svg:stroke-color="#5b9bd5" draw:marker-start="a1347" draw:marker-end="a1348" svg:stroke-opacity="100%" draw:stroke-linejoin="miter" draw:fill="none" fo:padding-top="0.134cm" fo:padding-bottom="0.134cm" fo:padding-left="0.259cm" fo:padding-right="0.259cm"/>
    </style:style>
    <style:style style:name="gr7" style:family="graphic" style:parent-style-name="standard">
      <style:graphic-properties draw:stroke="solid" svg:stroke-width="0.018cm" svg:stroke-color="#5b9bd5" draw:marker-start="a1363" draw:marker-end="a1364" svg:stroke-opacity="100%" draw:stroke-linejoin="miter" draw:fill="none" fo:padding-top="0.134cm" fo:padding-bottom="0.134cm" fo:padding-left="0.259cm" fo:padding-right="0.259cm"/>
    </style:style>
    <style:style style:name="gr8" style:family="graphic" style:parent-style-name="standard">
      <style:graphic-properties draw:stroke="solid" svg:stroke-width="0.018cm" svg:stroke-color="#5b9bd5" draw:marker-start="a1370" draw:marker-end="a1371" svg:stroke-opacity="100%" draw:stroke-linejoin="miter" draw:fill="none" fo:padding-top="0.134cm" fo:padding-bottom="0.134cm" fo:padding-left="0.259cm" fo:padding-right="0.259cm"/>
    </style:style>
    <style:style style:name="gr9" style:family="graphic" style:parent-style-name="standard">
      <style:graphic-properties draw:stroke="solid" svg:stroke-width="0.035cm" svg:stroke-color="#41719c" svg:stroke-opacity="100%" draw:stroke-linejoin="miter" draw:fill="solid" draw:fill-color="#f4b183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18cm" svg:stroke-color="#5b9bd5" draw:marker-start="a1360" draw:marker-end="a1361" svg:stroke-opacity="100%" draw:stroke-linejoin="miter" draw:fill="none" fo:padding-top="0.134cm" fo:padding-bottom="0.134cm" fo:padding-left="0.259cm" fo:padding-right="0.259cm"/>
    </style:style>
    <style:style style:name="pr1" style:family="presentation" style:parent-style-name="Master2-Layout7-blank-Leer-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r2" style:family="presentation" style:parent-style-name="Master2-Layout7-blank-Leer-sub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r3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2-Layout7-blank-Le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2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2-Layout7-blank-Leer-outline1">
      <style:graphic-properties draw:stroke="none" draw:fill="none" draw:textarea-horizontal-align="left" draw:textarea-vertical-align="top" draw:auto-grow-height="false" draw:auto-grow-width="false" fo:min-height="12.179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99cm" fo:line-height="100%" fo:text-align="center" fo:text-indent="-0.6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7" style:family="paragraph">
      <style:paragraph-properties fo:margin-left="1.27cm" fo:margin-right="0cm" fo:margin-top="0.176cm" fo:margin-bottom="0cm" fo:line-height="9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1" style:family="paragraph">
      <style:paragraph-properties style:writing-mode="lr-tb" style:font-independent-line-spacing="true"/>
      <style:text-properties fo:font-size="20pt"/>
    </style:style>
    <style:style style:name="T1" style:family="text">
      <style:text-properties fo:color="#198a8a" style:text-line-through-style="none" style:text-position="0% 100%" fo:font-family="Albany" style:font-family-generic="roman" style:font-pitch="variable" fo:font-size="4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44pt" style:font-style-asian="normal" style:font-weight-asian="bold" style:font-family-complex="Tahoma" style:font-pitch-complex="variable" style:font-size-complex="44pt" style:font-style-complex="normal" style:font-weight-complex="bold"/>
    </style:style>
    <style:style style:name="T2" style:family="text">
      <style:text-properties fo:color="#000000" style:text-line-through-style="none" style:text-position="0% 100%" fo:font-family="Albany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3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4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000000" style:text-line-through-style="none" style:text-position="0% 100%" fo:font-family="Albany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6" style:family="text">
      <style:text-properties fo:color="#ffffff" style:text-line-through-style="none" style:text-position="0% 100%" fo:font-family="Calibri" fo:font-size="18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800000" fo:font-size="45%"/>
      </text:list-level-style-bullet>
      <text:list-level-style-bullet text:level="2" text:bullet-char="●">
        <style:list-level-properties text:space-before="1.905cm"/>
        <style:text-properties fo:font-family="StarSymbol" fo:color="#800000" fo:font-size="45%"/>
      </text:list-level-style-bullet>
      <text:list-level-style-bullet text:level="3" text:bullet-char="●">
        <style:list-level-properties text:space-before="3.175cm"/>
        <style:text-properties fo:font-family="StarSymbol" fo:color="#800000" fo:font-size="45%"/>
      </text:list-level-style-bullet>
      <text:list-level-style-bullet text:level="4" text:bullet-char="●">
        <style:list-level-properties text:space-before="4.445cm"/>
        <style:text-properties fo:font-family="StarSymbol" fo:color="#800000" fo:font-size="45%"/>
      </text:list-level-style-bullet>
      <text:list-level-style-bullet text:level="5" text:bullet-char="●">
        <style:list-level-properties text:space-before="5.715cm"/>
        <style:text-properties fo:font-family="StarSymbol" fo:color="#800000" fo:font-size="45%"/>
      </text:list-level-style-bullet>
      <text:list-level-style-bullet text:level="6" text:bullet-char="●">
        <style:list-level-properties text:space-before="6.985cm"/>
        <style:text-properties fo:font-family="StarSymbol" fo:color="#800000" fo:font-size="45%"/>
      </text:list-level-style-bullet>
      <text:list-level-style-bullet text:level="7" text:bullet-char="●">
        <style:list-level-properties text:space-before="8.255cm"/>
        <style:text-properties fo:font-family="StarSymbol" fo:color="#800000" fo:font-size="45%"/>
      </text:list-level-style-bullet>
      <text:list-level-style-bullet text:level="8" text:bullet-char="●">
        <style:list-level-properties text:space-before="9.525cm"/>
        <style:text-properties fo:font-family="StarSymbol" fo:color="#800000" fo:font-size="45%"/>
      </text:list-level-style-bullet>
      <text:list-level-style-bullet text:level="9" text:bullet-char="●">
        <style:list-level-properties text:space-before="10.795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35cm"/>
        <style:text-properties fo:font-family="StarSymbol" fo:color="#800000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fo:color="#8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fo:color="#8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fo:color="#8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fo:color="#800000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fo:color="#800000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fo:color="#800000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fo:color="#800000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Leer" presentation:presentation-page-layout-name="AL1T13">
        <draw:frame draw:name="Titel 1" presentation:style-name="pr1" draw:text-style-name="P2" draw:layer="layout" svg:width="23cm" svg:height="1.863cm" svg:x="1cm" svg:y="1.658cm" presentation:class="title">
          <draw:text-box>
            <text:p text:style-name="P1"><text:span text:style-name="T1">Advanced Internet Computing</text:span></text:p>
          </draw:text-box>
        </draw:frame>
        <draw:frame draw:name="Untertitel 2" presentation:style-name="pr2" draw:text-style-name="P2" draw:layer="layout" svg:width="22.6cm" svg:height="8.767cm" svg:x="1.4cm" svg:y="7.46cm" presentation:class="subtitle">
          <draw:text-box>
            <text:p text:style-name="P3"><text:span text:style-name="T2">Crowdsourcing</text:span></text:p>
            <text:p text:style-name="P3"><text:span text:style-name="T2"/></text:p>
            <text:p text:style-name="P3"><text:span text:style-name="T2">Simon Zünd</text:span></text:p>
            <text:p text:style-name="P3"><text:span text:style-name="T2">Klaus Nigsch</text:span></text:p>
            <text:p text:style-name="P3"><text:span text:style-name="T2">Martin Keiblinger</text:span></text:p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Folienbildplatzhalter 1" draw:style-name="gr2" draw:layer="layout" svg:width="14.848cm" svg:height="11.135cm" svg:x="3.074cm" svg:y="2.258cm" draw:page-number="1" presentation:class="page"/>
          <draw:frame draw:name="Notizenplatzhalter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2-Layout7-blank-Leer" presentation:presentation-page-layout-name="AL1T13">
        <draw:frame draw:name="Titel 1" presentation:style-name="pr4" draw:text-style-name="P2" draw:layer="layout" svg:width="23cm" svg:height="3.506cm" svg:x="1cm" svg:y="0.837cm" presentation:class="title">
          <draw:text-box>
            <text:p text:style-name="P1"><text:span text:style-name="T1">Outline</text:span></text:p>
          </draw:text-box>
        </draw:frame>
        <draw:frame draw:name="Textplatzhalter 2" presentation:style-name="pr5" draw:text-style-name="P2" draw:layer="layout" svg:width="22.6cm" svg:height="13.859cm" svg:x="1.4cm" svg:y="4.914cm" presentation:class="outline">
          <draw:text-box>
            <text:list text:style-name="L3">
              <text:list-item>
                <text:p text:style-name="P5"><text:span text:style-name="T2">Project Goals</text:span></text:p>
              </text:list-item>
              <text:list-item>
                <text:p text:style-name="P5"><text:span text:style-name="T2">Live Demonstration</text:span></text:p>
              </text:list-item>
              <text:list-item>
                <text:p text:style-name="P5"><text:span text:style-name="T2">Questions &amp; Answers</text:span></text:p>
              </text:list-item>
            </text:list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Folienbildplatzhalter 1" draw:style-name="gr2" draw:layer="layout" svg:width="14.848cm" svg:height="11.135cm" svg:x="3.074cm" svg:y="2.258cm" draw:page-number="2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aster2-Layout7-blank-Leer" presentation:presentation-page-layout-name="AL1T13">
        <draw:frame draw:name="Titel 1" presentation:style-name="pr4" draw:text-style-name="P2" draw:layer="layout" svg:width="23cm" svg:height="3.506cm" svg:x="1cm" svg:y="0.837cm" presentation:class="title">
          <draw:text-box>
            <text:p text:style-name="P1"><text:span text:style-name="T1">Project Goals</text:span></text:p>
          </draw:text-box>
        </draw:frame>
        <draw:frame draw:name="Textplatzhalter 2" presentation:style-name="pr5" draw:text-style-name="P2" draw:layer="layout" svg:width="22.6cm" svg:height="13.859cm" svg:x="1.4cm" svg:y="4.914cm" presentation:class="outline">
          <draw:text-box>
            <text:list text:style-name="L3">
              <text:list-item>
                <text:p text:style-name="P5"><text:span text:style-name="T2">In general: Development of a simple service for sentiment analysis</text:span></text:p>
              </text:list-item>
              <text:list-item>
                <text:p text:style-name="P5"><text:span text:style-name="T2">In particular: Sentiment analysis („general feeling“) of Yahoo Finance articles.</text:span></text:p>
              </text:list-item>
              <text:list-item>
                <text:p text:style-name="P5"><text:span text:style-name="T2">Sentiment analysis done with Crowdsourcing paradigm. Articles are difficult to rate by a machine, so we let Human workers do that job.</text:span></text:p>
              </text:list-item>
              <text:list-item>
                <text:p text:style-name="P5"><text:span text:style-name="T2"/></text:p>
              </text:list-item>
            </text:list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Folienbildplatzhalter 1" draw:style-name="gr2" draw:layer="layout" svg:width="14.848cm" svg:height="11.135cm" svg:x="3.074cm" svg:y="2.258cm" draw:page-number="3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Master2-Layout7-blank-Leer" presentation:presentation-page-layout-name="AL1T13">
        <draw:frame draw:name="Titel 1" presentation:style-name="pr4" draw:text-style-name="P2" draw:layer="layout" svg:width="23cm" svg:height="3.506cm" svg:x="1cm" svg:y="0.837cm" presentation:class="title">
          <draw:text-box>
            <text:p text:style-name="P1"><text:span text:style-name="T1">2 (or 3?) major tasks</text:span></text:p>
          </draw:text-box>
        </draw:frame>
        <draw:frame draw:name="Textplatzhalter 2" presentation:style-name="pr5" draw:text-style-name="P2" draw:layer="layout" svg:width="22.6cm" svg:height="13.859cm" svg:x="1.4cm" svg:y="4.914cm" presentation:class="outline">
          <draw:text-box>
            <text:list text:style-name="L3">
              <text:list-item>
                <text:p text:style-name="P5"><text:span text:style-name="T2">Parsing articles by Yahoo finance and gather information about the mentioned companies and products</text:span></text:p>
              </text:list-item>
              <text:list-item>
                <text:p text:style-name="P5"><text:span text:style-name="T2">Implementing a REST Service querying the gathered knowledge base</text:span></text:p>
              </text:list-item>
              <text:list-item>
                <text:p text:style-name="P5"><text:span text:style-name="T2">And on this way: Implementing a basic crowdsourcing platform (REST Service / GUI) instead of using Mobileworks.</text:span></text:p>
              </text:list-item>
            </text:list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Folienbildplatzhalter 1" draw:style-name="gr2" draw:layer="layout" svg:width="14.848cm" svg:height="11.135cm" svg:x="3.074cm" svg:y="2.258cm" draw:page-number="4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Master2-Layout7-blank-Leer" presentation:presentation-page-layout-name="AL1T13">
        <draw:frame draw:name="Titel 1" presentation:style-name="pr4" draw:text-style-name="P2" draw:layer="layout" svg:width="23cm" svg:height="3.506cm" svg:x="1cm" svg:y="0.837cm" presentation:class="title">
          <draw:text-box>
            <text:p text:style-name="P1"><text:span text:style-name="T1">Technologies used</text:span></text:p>
          </draw:text-box>
        </draw:frame>
        <draw:frame draw:name="Textplatzhalter 2" presentation:style-name="pr5" draw:text-style-name="P2" draw:layer="layout" svg:width="22.6cm" svg:height="13.859cm" svg:x="1.4cm" svg:y="4.914cm" presentation:class="outline" presentation:user-transformed="true">
          <draw:text-box>
            <text:list text:style-name="L3">
              <text:list-item>
                <text:p text:style-name="P5"><text:span text:style-name="T2">JavaScript and Node.j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Fast setup and rapid prototyping</text:span></text:p>
                  </text:list-item>
                  <text:list-item>
                    <text:p text:style-name="P6"><text:span text:style-name="T4">Easy XML/HTML parsing (jQuery)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We've chosen REST instead of SOAP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We‘re working with states and we‘re not executing service routin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4"/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SQLite </text:span></text:p>
                <text:list>
                  <text:list-item>
                    <text:p text:style-name="P8"><text:span text:style-name="T5">Good for prototyping</text:span></text:p>
                  </text:list-item>
                  <text:list-item>
                    <text:p text:style-name="P8"><text:span text:style-name="T5">Due to ORM mapper easy to replace</text:span></text:p>
                  </text:list-item>
                </text:list>
              </text:list-item>
            </text:list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Folienbildplatzhalter 1" draw:style-name="gr2" draw:layer="layout" svg:width="14.848cm" svg:height="11.135cm" svg:x="3.074cm" svg:y="2.258cm" draw:page-number="5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7" draw:master-page-name="Master2-Layout7-blank-Leer" presentation:presentation-page-layout-name="AL1T13">
        <draw:frame draw:name="Titel 1" presentation:style-name="pr4" draw:text-style-name="P2" draw:layer="layout" svg:width="23cm" svg:height="3.506cm" svg:x="1cm" svg:y="0.837cm" presentation:class="title">
          <draw:text-box>
            <text:p text:style-name="P1"><text:span text:style-name="T1">Application Architecture</text:span></text:p>
          </draw:text-box>
        </draw:frame>
        <draw:custom-shape draw:name="Abgerundetes Rechteck 4" draw:style-name="gr3" draw:text-style-name="P2" draw:layer="layout" svg:width="4.392cm" svg:height="2.54cm" svg:x="1.64cm" svg:y="7.329cm">
          <text:p text:style-name="P9"><text:span text:style-name="T6">RSS Feed</text:span></text:p>
          <text:p text:style-name="P9"><text:span text:style-name="T6">Parser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Abgerundetes Rechteck 5" draw:style-name="gr3" draw:text-style-name="P2" draw:layer="layout" svg:width="4.392cm" svg:height="2.54cm" svg:x="1.64cm" svg:y="10.107cm">
          <text:p text:style-name="P9"><text:span text:style-name="T6">Link/Website</text:span></text:p>
          <text:p text:style-name="P9"><text:span text:style-name="T6">Parser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Flussdiagramm: Magnetplattenspeicher 6" draw:style-name="gr3" draw:text-style-name="P2" xml:id="id1" draw:id="id1" draw:layer="layout" svg:width="3.916cm" svg:height="4.313cm" svg:x="7.284cm" svg:y="7.951cm">
          <text:p text:style-name="P9"><text:span text:style-name="T6">DB</text:span></text:p>
          <draw:enhanced-geometry svg:viewBox="0 0 1409700 1552575" draw:text-areas="?f14 ?f12 ?f17 ?f18" draw:glue-points="?f11 ?f12 ?f11 ?f13 ?f14 ?f15 ?f11 ?f16 ?f17 ?f15" draw:type="non-primitive" draw:enhanced-path="S M 0 258763 A ?f58 ?f59 ?f60 ?f61 0 258763 ?f55 ?f57 W ?f62 ?f63 ?f64 ?f65 0 258763 ?f55 ?f57 L 1409700 1293813 A ?f101 ?f102 ?f103 ?f104 1409700 1293813 ?f98 ?f100 W ?f105 ?f106 ?f107 ?f108 1409700 1293813 ?f98 ?f100 Z N F M 1409700 258763 A ?f101 ?f113 ?f103 ?f114 1409700 258763 ?f98 ?f112 W ?f105 ?f115 ?f107 ?f116 1409700 258763 ?f98 ?f112 N F M 0 258763 A ?f58 ?f59 ?f60 ?f61 0 258763 ?f55 ?f57 W ?f62 ?f63 ?f64 ?f65 0 258763 ?f55 ?f57 L 1409700 1293813 A ?f101 ?f102 ?f103 ?f104 1409700 1293813 ?f98 ?f100 W ?f105 ?f106 ?f107 ?f108 1409700 1293813 ?f98 ?f100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1409700"/>
            <draw:equation draw:name="f10" draw:formula="?f6 / 1552575"/>
            <draw:equation draw:name="f11" draw:formula="704850 / ?f9"/>
            <draw:equation draw:name="f12" draw:formula="517525 / ?f10"/>
            <draw:equation draw:name="f13" draw:formula="0 / ?f10"/>
            <draw:equation draw:name="f14" draw:formula="0 / ?f9"/>
            <draw:equation draw:name="f15" draw:formula="776288 / ?f10"/>
            <draw:equation draw:name="f16" draw:formula="1552575 / ?f10"/>
            <draw:equation draw:name="f17" draw:formula="1409700 / ?f9"/>
            <draw:equation draw:name="f18" draw:formula="1293813 / ?f10"/>
            <draw:equation draw:name="f19" draw:formula="21550000 - 10800000"/>
            <draw:equation draw:name="f20" draw:formula="if(?f19, 10800000, 21550000)"/>
            <draw:equation draw:name="f21" draw:formula="-21550000 - ?f20"/>
            <draw:equation draw:name="f22" draw:formula="if(?f21, -21550000, ?f20)"/>
            <draw:equation draw:name="f23" draw:formula="10800000 + ?f22"/>
            <draw:equation draw:name="f24" draw:formula="10800000 + ?f1"/>
            <draw:equation draw:name="f25" draw:formula="?f24 * ?f8 / ?f0"/>
            <draw:equation draw:name="f26" draw:formula="0 - ?f25"/>
            <draw:equation draw:name="f27" draw:formula="cos(?f26)"/>
            <draw:equation draw:name="f28" draw:formula="0 - ?f27"/>
            <draw:equation draw:name="f29" draw:formula="?f28 * 704850"/>
            <draw:equation draw:name="f30" draw:formula="sin(?f26)"/>
            <draw:equation draw:name="f31" draw:formula="0 - ?f30"/>
            <draw:equation draw:name="f32" draw:formula="?f31 * 258763"/>
            <draw:equation draw:name="f33" draw:formula="sqrt(?f29 * ?f29 + ?f32 * ?f32 + 0 * 0)"/>
            <draw:equation draw:name="f34" draw:formula="704850 * 258763 / ?f33"/>
            <draw:equation draw:name="f35" draw:formula="?f31 * ?f34"/>
            <draw:equation draw:name="f36" draw:formula="0 - ?f35"/>
            <draw:equation draw:name="f37" draw:formula="?f28 * ?f34"/>
            <draw:equation draw:name="f38" draw:formula="258763 - ?f37"/>
            <draw:equation draw:name="f39" draw:formula="?f36 - 704850"/>
            <draw:equation draw:name="f40" draw:formula="?f38 - 258763"/>
            <draw:equation draw:name="f41" draw:formula="?f36 + 704850"/>
            <draw:equation draw:name="f42" draw:formula="?f38 + 258763"/>
            <draw:equation draw:name="f43" draw:formula="?f23 + ?f1"/>
            <draw:equation draw:name="f44" draw:formula="?f43 * ?f8 / ?f0"/>
            <draw:equation draw:name="f45" draw:formula="0 - ?f44"/>
            <draw:equation draw:name="f46" draw:formula="cos(?f45)"/>
            <draw:equation draw:name="f47" draw:formula="0 - ?f46"/>
            <draw:equation draw:name="f48" draw:formula="?f47 * 704850"/>
            <draw:equation draw:name="f49" draw:formula="sin(?f45)"/>
            <draw:equation draw:name="f50" draw:formula="0 - ?f49"/>
            <draw:equation draw:name="f51" draw:formula="?f50 * 258763"/>
            <draw:equation draw:name="f52" draw:formula="sqrt(?f48 * ?f48 + ?f51 * ?f51 + 0 * 0)"/>
            <draw:equation draw:name="f53" draw:formula="704850 * 258763 / ?f52"/>
            <draw:equation draw:name="f54" draw:formula="?f50 * ?f53"/>
            <draw:equation draw:name="f55" draw:formula="?f36 + ?f54"/>
            <draw:equation draw:name="f56" draw:formula="?f47 * ?f53"/>
            <draw:equation draw:name="f57" draw:formula="?f38 + ?f56"/>
            <draw:equation draw:name="f58" draw:formula="if(?f22, 0, ?f39)"/>
            <draw:equation draw:name="f59" draw:formula="if(?f22, 258763, ?f40)"/>
            <draw:equation draw:name="f60" draw:formula="if(?f22, 0, ?f41)"/>
            <draw:equation draw:name="f61" draw:formula="if(?f22, 258763, ?f42)"/>
            <draw:equation draw:name="f62" draw:formula="if(?f22, ?f39, ?f55)"/>
            <draw:equation draw:name="f63" draw:formula="if(?f22, ?f40, ?f57)"/>
            <draw:equation draw:name="f64" draw:formula="if(?f22, ?f41, ?f55)"/>
            <draw:equation draw:name="f65" draw:formula="if(?f22, ?f42, ?f57)"/>
            <draw:equation draw:name="f66" draw:formula="0 + ?f22"/>
            <draw:equation draw:name="f67" draw:formula="0 + ?f1"/>
            <draw:equation draw:name="f68" draw:formula="?f67 * ?f8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704850"/>
            <draw:equation draw:name="f73" draw:formula="sin(?f69)"/>
            <draw:equation draw:name="f74" draw:formula="0 - ?f73"/>
            <draw:equation draw:name="f75" draw:formula="?f74 * 258763"/>
            <draw:equation draw:name="f76" draw:formula="sqrt(?f72 * ?f72 + ?f75 * ?f75 + 0 * 0)"/>
            <draw:equation draw:name="f77" draw:formula="704850 * 258763 / ?f76"/>
            <draw:equation draw:name="f78" draw:formula="?f74 * ?f77"/>
            <draw:equation draw:name="f79" draw:formula="1409700 - ?f78"/>
            <draw:equation draw:name="f80" draw:formula="?f71 * ?f77"/>
            <draw:equation draw:name="f81" draw:formula="1293813 - ?f80"/>
            <draw:equation draw:name="f82" draw:formula="?f79 - 704850"/>
            <draw:equation draw:name="f83" draw:formula="?f81 - 258763"/>
            <draw:equation draw:name="f84" draw:formula="?f79 + 704850"/>
            <draw:equation draw:name="f85" draw:formula="?f81 + 258763"/>
            <draw:equation draw:name="f86" draw:formula="?f66 + ?f1"/>
            <draw:equation draw:name="f87" draw:formula="?f86 * ?f8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704850"/>
            <draw:equation draw:name="f92" draw:formula="sin(?f88)"/>
            <draw:equation draw:name="f93" draw:formula="0 - ?f92"/>
            <draw:equation draw:name="f94" draw:formula="?f93 * 258763"/>
            <draw:equation draw:name="f95" draw:formula="sqrt(?f91 * ?f91 + ?f94 * ?f94 + 0 * 0)"/>
            <draw:equation draw:name="f96" draw:formula="704850 * 258763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22, 1409700, ?f82)"/>
            <draw:equation draw:name="f102" draw:formula="if(?f22, 1293813, ?f83)"/>
            <draw:equation draw:name="f103" draw:formula="if(?f22, 1409700, ?f84)"/>
            <draw:equation draw:name="f104" draw:formula="if(?f22, 1293813, ?f85)"/>
            <draw:equation draw:name="f105" draw:formula="if(?f22, ?f82, ?f98)"/>
            <draw:equation draw:name="f106" draw:formula="if(?f22, ?f83, ?f100)"/>
            <draw:equation draw:name="f107" draw:formula="if(?f22, ?f84, ?f98)"/>
            <draw:equation draw:name="f108" draw:formula="if(?f22, ?f85, ?f100)"/>
            <draw:equation draw:name="f109" draw:formula="258763 - ?f80"/>
            <draw:equation draw:name="f110" draw:formula="?f109 - 258763"/>
            <draw:equation draw:name="f111" draw:formula="?f109 + 258763"/>
            <draw:equation draw:name="f112" draw:formula="?f109 + ?f99"/>
            <draw:equation draw:name="f113" draw:formula="if(?f22, 258763, ?f110)"/>
            <draw:equation draw:name="f114" draw:formula="if(?f22, 258763, ?f111)"/>
            <draw:equation draw:name="f115" draw:formula="if(?f22, ?f110, ?f112)"/>
            <draw:equation draw:name="f116" draw:formula="if(?f22, ?f111, ?f112)"/>
          </draw:enhanced-geometry>
        </draw:custom-shape>
        <draw:connector draw:name="Gerade Verbindung mit Pfeil 8" draw:style-name="gr4" draw:layer="layout" draw:type="line" svg:x1="6.032cm" svg:y1="8.037cm" svg:x2="7.284cm" svg:y2="10.108cm" draw:end-shape="id1" draw:end-glue-point="6" svg:d="m6032 8037 1252 2071" svg:viewBox="0 0 1253 2072">
          <text:p/>
        </draw:connector>
        <draw:connector draw:name="Gerade Verbindung mit Pfeil 11" draw:style-name="gr5" draw:layer="layout" draw:type="line" svg:x1="8.202cm" svg:y1="10.742cm" svg:x2="6.032cm" svg:y2="12.012cm" svg:d="m8202 10742-2170 1270" svg:viewBox="0 0 2171 1271">
          <text:p/>
        </draw:connector>
        <draw:custom-shape draw:name="Abgerundetes Rechteck 12" draw:style-name="gr3" draw:text-style-name="P2" xml:id="id2" draw:id="id2" draw:layer="layout" svg:width="4.392cm" svg:height="2.897cm" svg:x="1.64cm" svg:y="12.885cm">
          <text:p text:style-name="P9"><text:span text:style-name="T6">Sentiment</text:span></text:p>
          <text:p text:style-name="P9"><text:span text:style-name="T6">Analyzer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Gerade Verbindung mit Pfeil 13" draw:style-name="gr6" draw:layer="layout" draw:type="line" svg:x1="9.242cm" svg:y1="12.264cm" svg:x2="6.032cm" svg:y2="14.333cm" draw:start-shape="id1" draw:start-glue-point="2" draw:end-shape="id2" draw:end-glue-point="1" svg:d="m9242 12264-3210 2069" svg:viewBox="0 0 3211 2070">
          <text:p/>
        </draw:connector>
        <draw:custom-shape draw:name="Abgerundetes Rechteck 17" draw:style-name="gr3" draw:text-style-name="P2" xml:id="id3" draw:id="id3" draw:layer="layout" svg:width="4.763cm" svg:height="3.221cm" svg:x="12.237cm" svg:y="8.526cm">
          <text:p text:style-name="P9"><text:span text:style-name="T6">REST Service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Gerade Verbindung mit Pfeil 21" draw:style-name="gr7" draw:layer="layout" draw:type="line" svg:x1="12.237cm" svg:y1="10.136cm" svg:x2="11.2cm" svg:y2="10.107cm" draw:start-shape="id3" draw:start-glue-point="3" draw:end-shape="id1" draw:end-glue-point="1" svg:d="m12237 10136-1037-29" svg:viewBox="0 0 1038 30">
          <text:p/>
        </draw:connector>
        <draw:custom-shape draw:name="Abgerundetes Rechteck 25" draw:style-name="gr3" draw:text-style-name="P2" xml:id="id4" draw:id="id4" draw:layer="layout" svg:width="4.763cm" svg:height="2.54cm" svg:x="12.237cm" svg:y="4.373cm">
          <text:p text:style-name="P9"><text:span text:style-name="T6">Website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Gerade Verbindung mit Pfeil 26" draw:style-name="gr8" draw:layer="layout" draw:type="line" svg:x1="14.618cm" svg:y1="6.913cm" svg:x2="14.618cm" svg:y2="8.526cm" draw:start-shape="id4" draw:start-glue-point="2" draw:end-shape="id3" draw:end-glue-point="0" svg:d="m14618 6913v1613" svg:viewBox="0 0 1 1614">
          <text:p/>
        </draw:connector>
        <draw:custom-shape draw:name="Abgerundetes Rechteck 18" draw:style-name="gr9" draw:text-style-name="P2" draw:layer="layout" svg:width="6cm" svg:height="15.37cm" svg:x="17.8cm" svg:y="3.6cm">
          <text:p text:style-name="P9"><text:span text:style-name="T6"/></text:p>
          <text:p text:style-name="P9"><text:span text:style-name="T6"/></text:p>
          <text:p text:style-name="P9"><text:span text:style-name="T6"/></text:p>
          <text:p text:style-name="P9"><text:span text:style-name="T6"/></text:p>
          <text:p text:style-name="P9"><text:span text:style-name="T6"/></text:p>
          <text:p text:style-name="P9"><text:span text:style-name="T6"/></text:p>
          <text:p text:style-name="P9"><text:span text:style-name="T6"/></text:p>
          <text:p text:style-name="P9"><text:span text:style-name="T6"/></text:p>
          <text:p text:style-name="P9"><text:span text:style-name="T6"/></text:p>
          <text:p text:style-name="P9"><text:span text:style-name="T6"/></text:p>
          <text:p text:style-name="P9"><text:span text:style-name="T6"/></text:p>
          <text:p text:style-name="P9"><text:span text:style-name="T6"/></text:p>
          <text:p text:style-name="P9"><text:span text:style-name="T6"/></text:p>
          <text:p text:style-name="P9"><text:span text:style-name="T6"/></text:p>
          <text:p text:style-name="P9"><text:span text:style-name="T6"/></text:p>
          <text:p text:style-name="P9"><text:span text:style-name="T6"/></text:p>
          <text:p text:style-name="P9"><text:span text:style-name="T6">Crowd Sourcing</text:span></text:p>
          <text:p text:style-name="P9"><text:span text:style-name="T6">Plattform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Abgerundetes Rechteck 17" draw:style-name="gr3" draw:text-style-name="P2" xml:id="id5" draw:id="id5" draw:layer="layout" svg:width="4.763cm" svg:height="3.221cm" svg:x="18.437cm" svg:y="8.496cm">
          <text:p text:style-name="P9"><text:span text:style-name="T6">REST Service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Gerade Verbindung mit Pfeil 20" draw:style-name="gr10" draw:layer="layout" draw:type="line" svg:x1="17cm" svg:y1="10.136cm" svg:x2="18.437cm" svg:y2="10.106cm" draw:start-shape="id3" draw:start-glue-point="1" draw:end-shape="id5" draw:end-glue-point="3" svg:d="m17000 10136 1437-30" svg:viewBox="0 0 1438 31">
          <text:p/>
        </draw:connector>
        <draw:custom-shape draw:name="Abgerundetes Rechteck 25" draw:style-name="gr3" draw:text-style-name="P2" xml:id="id6" draw:id="id6" draw:layer="layout" svg:width="4.763cm" svg:height="2.54cm" svg:x="18.437cm" svg:y="4.343cm">
          <text:p text:style-name="P9"><text:span text:style-name="T6">Website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Gerade Verbindung mit Pfeil 26" draw:style-name="gr8" draw:layer="layout" draw:type="line" svg:x1="20.818cm" svg:y1="6.883cm" svg:x2="20.818cm" svg:y2="8.496cm" draw:start-shape="id6" draw:start-glue-point="2" draw:end-shape="id5" draw:end-glue-point="0" svg:d="m20818 6883v1613" svg:viewBox="0 0 1 1614">
          <text:p/>
        </draw:connector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Folienbildplatzhalter 1" draw:style-name="gr2" draw:layer="layout" svg:width="14.848cm" svg:height="11.135cm" svg:x="3.074cm" svg:y="2.258cm" draw:page-number="6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Master2-Layout7-blank-Leer" presentation:presentation-page-layout-name="AL1T13">
        <draw:frame draw:name="Titel 1" presentation:style-name="pr4" draw:text-style-name="P2" draw:layer="layout" svg:width="23cm" svg:height="3.506cm" svg:x="1cm" svg:y="0.837cm" presentation:class="title">
          <draw:text-box>
            <text:p text:style-name="P1"><text:span text:style-name="T1">Live Presentation</text:span></text:p>
          </draw:text-box>
        </draw:frame>
        <draw:frame draw:name="Textplatzhalter 2" presentation:style-name="pr7" draw:text-style-name="P2" draw:layer="layout" svg:width="22.6cm" svg:height="13.859cm" svg:x="1.4cm" svg:y="4.914cm" presentation:class="outline" presentation:placeholder="true">
          <draw:text-box/>
        </draw:frame>
        <presentation:notes draw:style-name="dp2">
          <draw:frame draw:name="Foliennummernplatzhalter 6" draw:style-name="gr1" draw:text-style-name="P10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Folienbildplatzhalter 1" draw:style-name="gr2" draw:layer="layout" svg:width="14.848cm" svg:height="11.135cm" svg:x="3.074cm" svg:y="2.258cm" draw:page-number="7" presentation:class="page"/>
          <draw:frame draw:name="Notizenplatzhalter 2"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9" draw:master-page-name="Master2-Layout7-blank-Leer" presentation:presentation-page-layout-name="AL1T13">
        <draw:frame draw:name="Titel 1" presentation:style-name="pr4" draw:text-style-name="P2" draw:layer="layout" svg:width="23cm" svg:height="3.506cm" svg:x="1cm" svg:y="0.837cm" presentation:class="title">
          <draw:text-box>
            <text:p text:style-name="P1"><text:span text:style-name="T1">Questions &amp; Answers</text:span></text:p>
          </draw:text-box>
        </draw:frame>
        <draw:frame draw:name="Textplatzhalter 2" presentation:style-name="pr7" draw:text-style-name="P2" draw:layer="layout" svg:width="22.6cm" svg:height="13.859cm" svg:x="1.4cm" svg:y="4.914cm" presentation:class="outline" presentation:placeholder="true">
          <draw:text-box/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Folienbildplatzhalter 1" draw:style-name="gr2" draw:layer="layout" svg:width="14.848cm" svg:height="11.135cm" svg:x="3.074cm" svg:y="2.258cm" draw:page-number="8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a1016" xlink:href="Pictures/1000000000000320000002581B42268A.png" xlink:type="simple" xlink:show="embed" xlink:actuate="onLoad"/>
    <draw:fill-image draw:name="a1066" xlink:href="Pictures/1000000000000320000002581B42268A.png" xlink:type="simple" xlink:show="embed" xlink:actuate="onLoad"/>
    <draw:fill-image draw:name="a1129" xlink:href="Pictures/1000000000000320000002581B42268A.png" xlink:type="simple" xlink:show="embed" xlink:actuate="onLoad"/>
    <draw:fill-image draw:name="a1151" xlink:href="Pictures/1000000000000320000002581B42268A.png" xlink:type="simple" xlink:show="embed" xlink:actuate="onLoad"/>
    <draw:fill-image draw:name="a1172" xlink:href="Pictures/1000000000000320000002581B42268A.png" xlink:type="simple" xlink:show="embed" xlink:actuate="onLoad"/>
    <draw:fill-image draw:name="a1196" xlink:href="Pictures/1000000000000320000002581B42268A.png" xlink:type="simple" xlink:show="embed" xlink:actuate="onLoad"/>
    <draw:fill-image draw:name="a1217" xlink:href="Pictures/1000000000000320000002581B42268A.png" xlink:type="simple" xlink:show="embed" xlink:actuate="onLoad"/>
    <draw:fill-image draw:name="a1300" xlink:href="Pictures/1000000000000320000002581B42268A.png" xlink:type="simple" xlink:show="embed" xlink:actuate="onLoad"/>
    <draw:fill-image draw:name="a1312" xlink:href="Pictures/1000000000000320000002581B42268A.png" xlink:type="simple" xlink:show="embed" xlink:actuate="onLoad"/>
    <draw:fill-image draw:name="a1379" xlink:href="Pictures/1000000000000320000002581B42268A.png" xlink:type="simple" xlink:show="embed" xlink:actuate="onLoad"/>
    <draw:fill-image draw:name="a552" xlink:href="Pictures/1000000000000320000002581B42268A.png" xlink:type="simple" xlink:show="embed" xlink:actuate="onLoad"/>
    <draw:fill-image draw:name="a600" xlink:href="Pictures/1000000000000320000002581B42268A.png" xlink:type="simple" xlink:show="embed" xlink:actuate="onLoad"/>
    <draw:fill-image draw:name="a637" xlink:href="Pictures/1000000000000320000002581B42268A.png" xlink:type="simple" xlink:show="embed" xlink:actuate="onLoad"/>
    <draw:fill-image draw:name="a686" xlink:href="Pictures/1000000000000320000002581B42268A.png" xlink:type="simple" xlink:show="embed" xlink:actuate="onLoad"/>
    <draw:fill-image draw:name="a723" xlink:href="Pictures/1000000000000320000002581B42268A.png" xlink:type="simple" xlink:show="embed" xlink:actuate="onLoad"/>
    <draw:fill-image draw:name="a788" xlink:href="Pictures/1000000000000320000002581B42268A.png" xlink:type="simple" xlink:show="embed" xlink:actuate="onLoad"/>
    <draw:fill-image draw:name="a861" xlink:href="Pictures/1000000000000320000002581B42268A.png" xlink:type="simple" xlink:show="embed" xlink:actuate="onLoad"/>
    <draw:fill-image draw:name="a894" xlink:href="Pictures/1000000000000320000002581B42268A.png" xlink:type="simple" xlink:show="embed" xlink:actuate="onLoad"/>
    <draw:fill-image draw:name="a923" xlink:href="Pictures/1000000000000320000002581B42268A.png" xlink:type="simple" xlink:show="embed" xlink:actuate="onLoad"/>
    <draw:fill-image draw:name="a976" xlink:href="Pictures/1000000000000320000002581B42268A.png" xlink:type="simple" xlink:show="embed" xlink:actuate="onLoad"/>
    <draw:marker draw:name="Arrow" svg:viewBox="0 0 20 30" svg:d="m10 0-10 30h20z"/>
    <draw:marker draw:name="a1336" svg:viewBox="0 0 20 30" svg:d="m10 0-10 30h20z"/>
    <draw:marker draw:name="a1338" svg:viewBox="0 0 20 30" svg:d="m10 0-10 30h20z"/>
    <draw:marker draw:name="a1339" svg:viewBox="0 0 20 30" svg:d="m10 0-10 30h20z"/>
    <draw:marker draw:name="a1347" svg:viewBox="0 0 20 30" svg:d="m10 0-10 30h20z"/>
    <draw:marker draw:name="a1348" svg:viewBox="0 0 20 30" svg:d="m10 0-10 30h20z"/>
    <draw:marker draw:name="a1360" svg:viewBox="0 0 20 30" svg:d="m10 0-10 30h20z"/>
    <draw:marker draw:name="a1361" svg:viewBox="0 0 20 30" svg:d="m10 0-10 30h20z"/>
    <draw:marker draw:name="a1363" svg:viewBox="0 0 20 30" svg:d="m10 0-10 30h20z"/>
    <draw:marker draw:name="a1364" svg:viewBox="0 0 20 30" svg:d="m10 0-10 30h20z"/>
    <draw:marker draw:name="a1370" svg:viewBox="0 0 20 30" svg:d="m10 0-10 30h20z"/>
    <draw:marker draw:name="a1371" svg:viewBox="0 0 20 30" svg:d="m10 0-10 30h20z"/>
    <style:default-style style:family="graphic">
      <style:graphic-properties draw:stroke="solid" svg:stroke-width="0.035cm" svg:stroke-color="#41719c" draw:stroke-linejoin="miter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Master1-Standard-background" style:family="presentation">
      <style:graphic-properties draw:stroke="none" draw:fill="solid" draw:fill-color="#ffffff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cm" fo:margin-bottom="0.4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cm" fo:margin-bottom="0.3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cm" fo:margin-bottom="0.2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cm" fo:margin-bottom="0.1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cm" fo:margin-bottom="0.1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cm" fo:margin-bottom="0.1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cm" fo:margin-bottom="0.1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cm" fo:margin-bottom="0.1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yt-roundedrect-background" style:family="presentation">
      <style:graphic-properties draw:stroke="none" draw:fill="solid" draw:fill-color="#ffffff" draw:fill-image-name="a552" style:repeat="stretch"/>
      <style:text-properties style:letter-kerning="true"/>
    </style:style>
    <style:style style:name="Master2-lyt-roundedr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yt-roundedrec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yt-roundedrect-outline1" style:family="presentation">
      <style:graphic-properties draw:stroke="none" draw:fill="none" draw:auto-grow-height="false" draw:fit-to-size="shrink-to-fit">
        <text:list-style style:name="Master2-lyt-roundedr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yt-roundedrect-outline2" style:family="presentation" style:parent-style-name="Master2-lyt-roundedrect-outline1">
      <style:paragraph-properties fo:margin-top="0cm" fo:margin-bottom="0.4cm"/>
      <style:text-properties fo:font-size="28pt" style:font-size-asian="28pt" style:font-size-complex="28pt"/>
    </style:style>
    <style:style style:name="Master2-lyt-roundedrect-outline3" style:family="presentation" style:parent-style-name="Master2-lyt-roundedrect-outline2">
      <style:paragraph-properties fo:margin-top="0cm" fo:margin-bottom="0.3cm"/>
      <style:text-properties fo:font-size="24pt" style:font-size-asian="24pt" style:font-size-complex="24pt"/>
    </style:style>
    <style:style style:name="Master2-lyt-roundedrect-outline4" style:family="presentation" style:parent-style-name="Master2-lyt-roundedrect-outline3">
      <style:paragraph-properties fo:margin-top="0cm" fo:margin-bottom="0.2cm"/>
      <style:text-properties fo:font-size="20pt" style:font-size-asian="20pt" style:font-size-complex="20pt"/>
    </style:style>
    <style:style style:name="Master2-lyt-roundedrect-outline5" style:family="presentation" style:parent-style-name="Master2-lyt-roundedrect-outline4">
      <style:paragraph-properties fo:margin-top="0cm" fo:margin-bottom="0.1cm"/>
      <style:text-properties fo:font-size="20pt" style:font-size-asian="20pt" style:font-size-complex="20pt"/>
    </style:style>
    <style:style style:name="Master2-lyt-roundedrect-outline6" style:family="presentation" style:parent-style-name="Master2-lyt-roundedrect-outline5">
      <style:paragraph-properties fo:margin-top="0cm" fo:margin-bottom="0.1cm"/>
      <style:text-properties fo:font-size="20pt" style:font-size-asian="20pt" style:font-size-complex="20pt"/>
    </style:style>
    <style:style style:name="Master2-lyt-roundedrect-outline7" style:family="presentation" style:parent-style-name="Master2-lyt-roundedrect-outline6">
      <style:paragraph-properties fo:margin-top="0cm" fo:margin-bottom="0.1cm"/>
      <style:text-properties fo:font-size="20pt" style:font-size-asian="20pt" style:font-size-complex="20pt"/>
    </style:style>
    <style:style style:name="Master2-lyt-roundedrect-outline8" style:family="presentation" style:parent-style-name="Master2-lyt-roundedrect-outline7">
      <style:paragraph-properties fo:margin-top="0cm" fo:margin-bottom="0.1cm"/>
      <style:text-properties fo:font-size="20pt" style:font-size-asian="20pt" style:font-size-complex="20pt"/>
    </style:style>
    <style:style style:name="Master2-lyt-roundedrect-outline9" style:family="presentation" style:parent-style-name="Master2-lyt-roundedrect-outline8">
      <style:paragraph-properties fo:margin-top="0cm" fo:margin-bottom="0.1cm"/>
      <style:text-properties fo:font-size="20pt" style:font-size-asian="20pt" style:font-size-complex="20pt"/>
    </style:style>
    <style:style style:name="Master2-lyt-roundedrect-subtitle" style:family="presentation">
      <style:graphic-properties draw:stroke="none" draw:fill="none" draw:textarea-vertical-align="middle">
        <text:list-style style:name="Master2-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yt-roundedrect-title" style:family="presentation">
      <style:graphic-properties draw:stroke="none" draw:fill="none" draw:textarea-vertical-align="middle">
        <text:list-style style:name="Master2-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 draw:fill-image-name="a600" style:repeat="stretch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 draw:fill-image-name="a637" style:repeat="stretch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background" style:display-name="Master2-Layout3-secHead-Abschnitts-&#10;überschrift-background" style:family="presentation">
      <style:graphic-properties draw:stroke="none" draw:fill="solid" draw:fill-color="#ffffff" draw:fill-image-name="a686" style:repeat="stretch"/>
      <style:text-properties style:letter-kerning="true"/>
    </style:style>
    <style:style style:name="Master2-Layout3-secHead-Abschnitts-_a_überschrift-backgroundobjects" style:display-name="Master2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-_a_überschrift-notes" style:display-name="Master2-Layout3-secHead-Abschnitts-&#10;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1" style:display-name="Master2-Layout3-secHead-Abschnitts-&#10;überschrift-outline1" style:family="presentation">
      <style:graphic-properties draw:stroke="none" draw:fill="none" draw:auto-grow-height="false" draw:fit-to-size="shrink-to-fit">
        <text:list-style style:name="Master2-Layout3-secHead-Abschnitts-_a_überschrift-outline1" style:display-name="Master2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2" style:display-name="Master2-Layout3-secHead-Abschnitts-&#10;überschrift-outline2" style:family="presentation" style:parent-style-name="Master2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2-Layout3-secHead-Abschnitts-_a_überschrift-outline3" style:display-name="Master2-Layout3-secHead-Abschnitts-&#10;überschrift-outline3" style:family="presentation" style:parent-style-name="Master2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2-Layout3-secHead-Abschnitts-_a_überschrift-outline4" style:display-name="Master2-Layout3-secHead-Abschnitts-&#10;überschrift-outline4" style:family="presentation" style:parent-style-name="Master2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2-Layout3-secHead-Abschnitts-_a_überschrift-outline5" style:display-name="Master2-Layout3-secHead-Abschnitts-&#10;überschrift-outline5" style:family="presentation" style:parent-style-name="Master2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outline6" style:display-name="Master2-Layout3-secHead-Abschnitts-&#10;überschrift-outline6" style:family="presentation" style:parent-style-name="Master2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outline7" style:display-name="Master2-Layout3-secHead-Abschnitts-&#10;überschrift-outline7" style:family="presentation" style:parent-style-name="Master2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outline8" style:display-name="Master2-Layout3-secHead-Abschnitts-&#10;überschrift-outline8" style:family="presentation" style:parent-style-name="Master2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outline9" style:display-name="Master2-Layout3-secHead-Abschnitts-&#10;überschrift-outline9" style:family="presentation" style:parent-style-name="Master2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subtitle" style:display-name="Master2-Layout3-secHead-Abschnitts-&#10;überschrift-subtitle" style:family="presentation">
      <style:graphic-properties draw:stroke="none" draw:fill="none" draw:textarea-vertical-align="middle">
        <text:list-style style:name="Master2-Layout3-secHead-Abschnitts-_a_überschrift-subtitle" style:display-name="Master2-Layout3-secHead-Abschnitts-&#10;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title" style:display-name="Master2-Layout3-secHead-Abschnitts-&#10;überschrift-title" style:family="presentation">
      <style:graphic-properties draw:stroke="none" draw:fill="none" draw:textarea-vertical-align="middle">
        <text:list-style style:name="Master2-Layout3-secHead-Abschnitts-_a_überschrift-title" style:display-name="Master2-Layout3-secHead-Abschnitts-&#10;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 draw:fill-image-name="a723" style:repeat="stretch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 draw:fill-image-name="a788" style:repeat="stretch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 draw:fill-image-name="a861" style:repeat="stretch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 draw:fill-image-name="a894" style:repeat="stretch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cm" fo:margin-bottom="0.4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cm" fo:margin-bottom="0.3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cm" fo:margin-bottom="0.2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cm" fo:margin-bottom="0.1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cm" fo:margin-bottom="0.1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cm" fo:margin-bottom="0.1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cm" fo:margin-bottom="0.1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cm" fo:margin-bottom="0.1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 draw:fill-image-name="a923" style:repeat="stretch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 draw:fill-image-name="a976" style:repeat="stretch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 draw:fill-image-name="a1016" style:repeat="stretch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 draw:fill-image-name="a1066" style:repeat="stretch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f" draw:fill-image-name="a552" style:repeat="stretch"/>
    </style:style>
    <style:style style:name="Mdp3" style:family="drawing-page">
      <style:drawing-page-properties draw:background-size="border" draw:fill="solid" draw:fill-color="#ffffff" draw:fill-image-name="a600" style:repeat="stretch"/>
    </style:style>
    <style:style style:name="Mdp4" style:family="drawing-page">
      <style:drawing-page-properties draw:background-size="border" draw:fill="solid" draw:fill-color="#ffffff" draw:fill-image-name="a637" style:repeat="stretch"/>
    </style:style>
    <style:style style:name="Mdp5" style:family="drawing-page">
      <style:drawing-page-properties draw:background-size="border" draw:fill="solid" draw:fill-color="#ffffff" draw:fill-image-name="a686" style:repeat="stretch"/>
    </style:style>
    <style:style style:name="Mdp6" style:family="drawing-page">
      <style:drawing-page-properties draw:background-size="border" draw:fill="solid" draw:fill-color="#ffffff" draw:fill-image-name="a723" style:repeat="stretch"/>
    </style:style>
    <style:style style:name="Mdp7" style:family="drawing-page">
      <style:drawing-page-properties draw:background-size="border" draw:fill="solid" draw:fill-color="#ffffff" draw:fill-image-name="a788" style:repeat="stretch"/>
    </style:style>
    <style:style style:name="Mdp8" style:family="drawing-page">
      <style:drawing-page-properties draw:background-size="border" draw:fill="solid" draw:fill-color="#ffffff" draw:fill-image-name="a861" style:repeat="stretch"/>
    </style:style>
    <style:style style:name="Mdp9" style:family="drawing-page">
      <style:drawing-page-properties draw:background-size="border" draw:fill="solid" draw:fill-color="#ffffff" draw:fill-image-name="a894" style:repeat="stretch"/>
    </style:style>
    <style:style style:name="Mdp10" style:family="drawing-page">
      <style:drawing-page-properties draw:background-size="border" draw:fill="solid" draw:fill-color="#ffffff" draw:fill-image-name="a923" style:repeat="stretch"/>
    </style:style>
    <style:style style:name="Mdp11" style:family="drawing-page">
      <style:drawing-page-properties draw:background-size="border" draw:fill="solid" draw:fill-color="#ffffff" draw:fill-image-name="a976" style:repeat="stretch"/>
    </style:style>
    <style:style style:name="Mdp12" style:family="drawing-page">
      <style:drawing-page-properties draw:background-size="border" draw:fill="solid" draw:fill-color="#ffffff" draw:fill-image-name="a1016" style:repeat="stretch"/>
    </style:style>
    <style:style style:name="Mdp13" style:family="drawing-page">
      <style:drawing-page-properties draw:background-size="border" draw:fill="solid" draw:fill-color="#ffffff" draw:fill-image-name="a1066" style:repeat="stretch"/>
    </style:style>
    <style:style style:name="Mdp14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_a_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lyt-roundedrec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lyt-roundedrec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lyt-roundedrec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yt-roundedrec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yt-roundedrec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yt-roundedrec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Abschnitts-_a_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Abschnitts-_a_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Abschnitts-_a_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Vertikaler-Titel-und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roman" style:font-pitch="variable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family-complex="Mangal" style:font-pitch-complex="variable" style:font-size-complex="60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family-complex="Mangal" style:font-pitch-complex="variable" style:font-size-complex="44pt" style:font-style-complex="normal" style:font-weight-complex="normal"/>
    </style:style>
    <style:style style:name="MT10" style:family="text">
      <style:text-properties fo:color="#898989" style:text-line-through-style="none" style:text-position="0% 100%" fo:font-family="Arial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family-complex="Mangal" style:font-pitch-complex="variable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family-complex="Mangal" style:font-pitch-complex="variable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Albany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15" style:family="text">
      <style:text-properties fo:color="#198a8a" style:text-line-through-style="none" style:text-position="0% 100%" fo:font-family="Albany" style:font-family-generic="roman" style:font-pitch="variable" fo:font-size="6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60pt" style:font-style-asian="normal" style:font-weight-asian="bold" style:font-family-complex="Tahoma" style:font-pitch-complex="variable" style:font-size-complex="60pt" style:font-style-complex="normal" style:font-weight-complex="bold"/>
    </style:style>
    <style:style style:name="MT16" style:family="text">
      <style:text-properties fo:color="#000000" style:text-line-through-style="none" style:text-position="0% 100%" fo:font-family="Albany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7" style:family="text">
      <style:text-properties fo:color="#198a8a" style:text-line-through-style="none" style:text-position="0% 100%" fo:font-family="Albany" style:font-family-generic="roman" style:font-pitch="variable" fo:font-size="4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44pt" style:font-style-asian="normal" style:font-weight-asian="bold" style:font-family-complex="Tahoma" style:font-pitch-complex="variable" style:font-size-complex="44pt" style:font-style-complex="normal" style:font-weight-complex="bold"/>
    </style:style>
    <style:style style:name="MT18" style:family="text">
      <style:text-properties fo:color="#898989" style:text-line-through-style="none" style:text-position="0% 100%" fo:font-family="Albany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9" style:family="text">
      <style:text-properties fo:color="#000000" style:text-line-through-style="none" style:text-position="0% 100%" fo:font-family="Albany" style:font-family-generic="roman" style:font-pitch="variable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20" style:family="text">
      <style:text-properties fo:color="#198a8a" style:text-line-through-style="none" style:text-position="0% 100%" fo:font-family="Albany" style:font-family-generic="roman" style:font-pitch="variable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32pt" style:font-style-asian="normal" style:font-weight-asian="bold" style:font-family-complex="Tahoma" style:font-pitch-complex="variable" style:font-size-complex="32pt" style:font-style-complex="normal" style:font-weight-complex="bold"/>
    </style:style>
    <style:style style:name="MT21" style:family="text">
      <style:text-properties fo:color="#000000" style:text-line-through-style="none" style:text-position="0% 100%" fo:font-family="Albany" style:font-family-generic="roman" style:font-pitch="variable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14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Standard" style:page-layout-name="PM1" draw:style-name="Mdp1">
      <draw:frame draw:name="Titelplatzhalt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platzhalter 2" presentation:style-name="Mpr2" draw:text-style-name="MP3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Standard-title" draw:layer="backgroundobjects" svg:width="14.848cm" svg:height="11.136cm" svg:x="3.075cm" svg:y="2.257cm" presentation:class="page"/>
        <draw:frame draw:name="Notizenplatzhalt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Titelmasterformat durch Klicken bearbeiten</text:span></text:p>
        </draw:text-box>
      </draw:frame>
      <draw:frame draw:name="Untertitel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Formatvorlage des Untertitelmasters durch Klicken bearbeiten</text:span></text:p>
        </draw:text-box>
      </draw:frame>
      <draw:frame draw:name="Datumsplatzhalt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Titelmasterformat durch Klicken bearbeiten</text:span></text:p>
        </draw:text-box>
      </draw:frame>
      <draw:frame draw:name="Inhaltsplatzhalter 2" presentation:style-name="Mpr14" draw:text-style-name="MP3" draw:layer="backgroundobjects" svg:width="25.199cm" svg:height="13.859cm" svg:x="1.4cm" svg:y="4.914cm" presentation:class="title">
        <draw:text-box>
          <text:p text:style-name="MP4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Titel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Titelmasterformat durch Klicken bearbeiten</text:span></text:p>
        </draw:text-box>
      </draw:frame>
      <draw:frame draw:name="Textplatzhalter 2" presentation:style-name="Mpr20" draw:text-style-name="MP3" draw:layer="backgroundobjects" svg:width="24.152cm" svg:height="4.591cm" svg:x="1.909cm" svg:y="14.054cm" presentation:class="outline">
        <draw:text-box>
          <text:list text:style-name="ML6">
            <text:list-item>
              <text:p text:style-name="MP4"><text:span text:style-name="MT10">Textmasterformat bearbeiten</text:span></text:p>
            </text:list-item>
          </text:list>
        </draw:text-box>
      </draw:frame>
      <draw:frame draw:name="Datumsplatzhalt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3-secHead-Abschnitts-_a_überschrift-title" draw:layer="backgroundobjects" svg:width="14.848cm" svg:height="11.136cm" svg:x="3.075cm" svg:y="2.257cm" presentation:class="page"/>
        <draw:frame draw:name="Notizenplatzhalt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Titelmasterformat durch Klicken bearbeiten</text:span></text:p>
        </draw:text-box>
      </draw:frame>
      <draw:frame draw:name="Inhaltsplatzhalter 2" presentation:style-name="Mpr26" draw:text-style-name="MP3" draw:layer="backgroundobjects" svg:width="12.387cm" svg:height="13.86cm" svg:x="1.398cm" svg:y="4.912cm" presentation:class="title">
        <draw:text-box>
          <text:p text:style-name="MP4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26" draw:text-style-name="MP3" draw:layer="backgroundobjects" svg:width="12.391cm" svg:height="13.86cm" svg:x="14.208cm" svg:y="4.912cm" presentation:class="title">
        <draw:text-box>
          <text:p text:style-name="MP4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Titelmasterformat durch Klicken bearbeiten</text:span></text:p>
        </draw:text-box>
      </draw:frame>
      <draw:frame draw:name="Textplatzhalter 2" presentation:style-name="Mpr32" draw:text-style-name="MP3" draw:layer="backgroundobjects" svg:width="11.849cm" svg:height="2.522cm" svg:x="1.927cm" svg:y="5.146cm" presentation:class="outline">
        <draw:text-box>
          <text:list text:style-name="ML6">
            <text:list-item>
              <text:p text:style-name="MP4"><text:span text:style-name="MT11">Textmasterformat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32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4"><text:span text:style-name="MT11">Textmasterformat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Titelmasterformat durch Klicken bearbeiten</text:span></text:p>
        </draw:text-box>
      </draw:frame>
      <draw:frame draw:name="Datumsplatzhalt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Titelmasterformat durch Klicken bearbeiten</text:span></text:p>
        </draw:text-box>
      </draw:frame>
      <draw:frame draw:name="Inhaltsplatzhalt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Textmasterformat bearbeiten</text:span><text:span text:style-name="MT2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49" draw:text-style-name="MP3" draw:layer="backgroundobjects" svg:width="9.031cm" svg:height="11.668cm" svg:x="1.927cm" svg:y="6.301cm" presentation:class="outline">
        <draw:text-box>
          <text:list text:style-name="ML6">
            <text:list-item>
              <text:p text:style-name="MP4"><text:span text:style-name="MT13">Textmasterformat bearbeiten</text:span></text:p>
            </text:list-item>
          </text:list>
        </draw:text-box>
      </draw:frame>
      <draw:frame draw:name="Datumsplatzhalt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Titelmasterformat durch Klicken bearbeiten</text:span></text:p>
        </draw:text-box>
      </draw:frame>
      <draw:frame draw:name="Bildplatzhalt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56" draw:text-style-name="MP3" draw:layer="backgroundobjects" svg:width="9.031cm" svg:height="11.668cm" svg:x="1.927cm" svg:y="6.301cm" presentation:class="outline">
        <draw:text-box>
          <text:list text:style-name="ML6">
            <text:list-item>
              <text:p text:style-name="MP4"><text:span text:style-name="MT13">Textmasterformat bearbeiten</text:span></text:p>
            </text:list-item>
          </text:list>
        </draw:text-box>
      </draw:frame>
      <draw:frame draw:name="Datumsplatzhalt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Titelmasterformat durch Klicken bearbeiten</text:span></text:p>
        </draw:text-box>
      </draw:frame>
      <draw:frame draw:name="Vertikaler Textplatzhalter 2" presentation:style-name="Mpr62" draw:text-style-name="MP11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1" draw:layer="backgroundobjects" svg:width="6.297cm" svg:height="17.934cm" svg:x="20.302cm" svg:y="0.838cm" presentation:class="title">
        <draw:text-box>
          <text:p text:style-name="MP9"><text:span text:style-name="MT9">Titelmasterformat durch Klicken bearbeiten</text:span></text:p>
        </draw:text-box>
      </draw:frame>
      <draw:frame draw:name="Vertikaler Textplatzhalter 2" presentation:style-name="Mpr68" draw:text-style-name="MP11" draw:layer="backgroundobjects" svg:width="18.481cm" svg:height="17.934cm" svg:x="1.398cm" svg:y="0.838cm" presentation:class="outline">
        <draw:text-box>
          <text:list text:style-name="ML2">
            <text:list-item>
              <text:p text:style-name="MP4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yt-roundedrect" style:page-layout-name="PM1" draw:style-name="Mdp2">
      <draw:frame draw:name="Titelplatzhalter 1" presentation:style-name="Mpr73" draw:text-style-name="MP3" draw:layer="backgroundobjects" svg:width="23cm" svg:height="3.506cm" svg:x="1cm" svg:y="0.837cm" presentation:class="title">
        <draw:text-box>
          <text:p/>
        </draw:text-box>
      </draw:frame>
      <draw:frame draw:name="Textplatzhalter 2" presentation:style-name="Mpr74" draw:text-style-name="MP3" draw:layer="backgroundobjects" svg:width="22.6cm" svg:height="13.859cm" svg:x="1.4cm" svg:y="4.914cm" presentation:class="outline">
        <draw:text-box>
          <text:list text:style-name="ML2">
            <text:list-item>
              <text:p text:style-name="MP4"><text:span text:style-name="MT14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76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5" presentation:style-name="Mpr75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yt-roundedrect-title" draw:layer="backgroundobjects" svg:width="14.848cm" svg:height="11.136cm" svg:x="3.075cm" svg:y="2.257cm" presentation:class="page"/>
        <draw:frame draw:name="Notizenplatzhalter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-title-Titelfolie" style:page-layout-name="PM1" draw:style-name="Mdp3">
      <draw:frame draw:name="Titel 1" presentation:style-name="Mpr79" draw:text-style-name="MP3" draw:layer="backgroundobjects" svg:width="20.999cm" svg:height="7.311cm" svg:x="3.501cm" svg:y="3.435cm" presentation:class="title">
        <draw:text-box>
          <text:p text:style-name="MP9"><text:span text:style-name="MT15">Titelmasterformat durch Klicken bearbeiten</text:span></text:p>
        </draw:text-box>
      </draw:frame>
      <draw:frame draw:name="Untertitel 2" presentation:style-name="Mpr80" draw:text-style-name="MP3" draw:layer="backgroundobjects" svg:width="20.999cm" svg:height="5.071cm" svg:x="3.501cm" svg:y="11.029cm" presentation:class="subtitle">
        <draw:text-box>
          <text:p text:style-name="MP10"><text:span text:style-name="MT16">Formatvorlage des Untertitelmasters durch Klicken bearbeiten</text:span></text:p>
        </draw:text-box>
      </draw:frame>
      <draw:frame draw:name="Datumsplatzhalter 3" presentation:style-name="Mpr8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82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5" presentation:style-name="Mpr81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1-title-Titelfolie-title" draw:layer="backgroundobjects" svg:width="14.848cm" svg:height="11.136cm" svg:x="3.075cm" svg:y="2.257cm" presentation:class="page"/>
        <draw:frame draw:name="Notizenplatzhalt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2-obj-Titel-und-Inhalt" style:page-layout-name="PM1" draw:style-name="Mdp4">
      <draw:frame draw:name="Titel 1" presentation:style-name="Mpr85" draw:text-style-name="MP3" draw:layer="backgroundobjects" svg:width="23cm" svg:height="3.506cm" svg:x="1cm" svg:y="0.837cm" presentation:class="title">
        <draw:text-box>
          <text:p text:style-name="MP9"><text:span text:style-name="MT17">Titelmasterformat durch Klicken bearbeiten</text:span></text:p>
        </draw:text-box>
      </draw:frame>
      <draw:frame draw:name="Inhaltsplatzhalter 2" presentation:style-name="Mpr86" draw:text-style-name="MP3" draw:layer="backgroundobjects" svg:width="22.6cm" svg:height="13.859cm" svg:x="1.4cm" svg:y="4.914cm" presentation:class="title">
        <draw:text-box>
          <text:p text:style-name="MP4"><text:span text:style-name="MT14">Textmaster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8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88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5" presentation:style-name="Mpr87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2-obj-Titel-und-Inhalt-title" draw:layer="backgroundobjects" svg:width="14.848cm" svg:height="11.136cm" svg:x="3.075cm" svg:y="2.257cm" presentation:class="page"/>
        <draw:frame draw:name="Notizenplatzhalter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3-secHead-Abschnitts-_a_überschrift" style:display-name="Master2-Layout3-secHead-Abschnitts-&#10;überschrift" style:page-layout-name="PM1" draw:style-name="Mdp5">
      <draw:frame draw:name="Titel 1" presentation:style-name="Mpr91" draw:text-style-name="MP3" draw:layer="backgroundobjects" svg:width="24.152cm" svg:height="8.736cm" svg:x="1.909cm" svg:y="5.234cm" presentation:class="title">
        <draw:text-box>
          <text:p text:style-name="MP9"><text:span text:style-name="MT15">Titelmasterformat durch Klicken bearbeiten</text:span></text:p>
        </draw:text-box>
      </draw:frame>
      <draw:frame draw:name="Textplatzhalter 2" presentation:style-name="Mpr92" draw:text-style-name="MP3" draw:layer="backgroundobjects" svg:width="24.152cm" svg:height="4.591cm" svg:x="1.909cm" svg:y="14.054cm" presentation:class="outline">
        <draw:text-box>
          <text:list text:style-name="ML6">
            <text:list-item>
              <text:p text:style-name="MP4"><text:span text:style-name="MT18">Textmasterformat bearbeiten</text:span></text:p>
            </text:list-item>
          </text:list>
        </draw:text-box>
      </draw:frame>
      <draw:frame draw:name="Datumsplatzhalter 3" presentation:style-name="Mpr9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94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5" presentation:style-name="Mpr93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3-secHead-Abschnitts-_a_überschrift-title" draw:layer="backgroundobjects" svg:width="14.848cm" svg:height="11.136cm" svg:x="3.075cm" svg:y="2.257cm" presentation:class="page"/>
        <draw:frame draw:name="Notizenplatzhalter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4-twoObj-Zwei-Inhalte" style:page-layout-name="PM1" draw:style-name="Mdp6">
      <draw:frame draw:name="Titel 1" presentation:style-name="Mpr97" draw:text-style-name="MP3" draw:layer="backgroundobjects" svg:width="23cm" svg:height="3.506cm" svg:x="1cm" svg:y="0.837cm" presentation:class="title">
        <draw:text-box>
          <text:p text:style-name="MP9"><text:span text:style-name="MT17">Titelmasterformat durch Klicken bearbeiten</text:span></text:p>
        </draw:text-box>
      </draw:frame>
      <draw:frame draw:name="Inhaltsplatzhalter 2" presentation:style-name="Mpr98" draw:text-style-name="MP3" draw:layer="backgroundobjects" svg:width="11.09cm" svg:height="13.86cm" svg:x="1.398cm" svg:y="4.912cm" presentation:class="title">
        <draw:text-box>
          <text:p text:style-name="MP4"><text:span text:style-name="MT14">Textmaster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98" draw:text-style-name="MP3" draw:layer="backgroundobjects" svg:width="11.09cm" svg:height="13.86cm" svg:x="12.912cm" svg:y="4.912cm" presentation:class="title">
        <draw:text-box>
          <text:p text:style-name="MP4"><text:span text:style-name="MT14">Textmaster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9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100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6" presentation:style-name="Mpr99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4-twoObj-Zwei-Inhalte-title" draw:layer="backgroundobjects" svg:width="14.848cm" svg:height="11.136cm" svg:x="3.075cm" svg:y="2.257cm" presentation:class="page"/>
        <draw:frame draw:name="Notizenplatzhalter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5-twoTxTwoObj-Vergleich" style:page-layout-name="PM1" draw:style-name="Mdp7">
      <draw:frame draw:name="Titel 1" presentation:style-name="Mpr103" draw:text-style-name="MP3" draw:layer="backgroundobjects" svg:width="24.152cm" svg:height="4.057cm" svg:x="1.927cm" svg:y="1.12cm" presentation:class="title">
        <draw:text-box>
          <text:p text:style-name="MP9"><text:span text:style-name="MT17">Titelmasterformat durch Klicken bearbeiten</text:span></text:p>
        </draw:text-box>
      </draw:frame>
      <draw:frame draw:name="Textplatzhalter 2" presentation:style-name="Mpr104" draw:text-style-name="MP3" draw:layer="backgroundobjects" svg:width="11.849cm" svg:height="2.522cm" svg:x="1.927cm" svg:y="5.146cm" presentation:class="outline">
        <draw:text-box>
          <text:list text:style-name="ML6">
            <text:list-item>
              <text:p text:style-name="MP4"><text:span text:style-name="MT19">Textmasterformat bearbeiten</text:span></text:p>
            </text:list-item>
          </text:list>
        </draw:text-box>
      </draw:frame>
      <draw:frame draw:name="Inhaltsplatzhalter 3" presentation:style-name="Mpr105" draw:text-style-name="MP3" draw:layer="backgroundobjects" svg:width="11.849cm" svg:height="11.284cm" svg:x="1.927cm" svg:y="7.669cm" presentation:class="title">
        <draw:text-box>
          <text:p text:style-name="MP4"><text:span text:style-name="MT14">Textmaster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104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4"><text:span text:style-name="MT19">Textmasterformat bearbeiten</text:span></text:p>
            </text:list-item>
          </text:list>
        </draw:text-box>
      </draw:frame>
      <draw:frame draw:name="Inhaltsplatzhalter 5" presentation:style-name="Mpr105" draw:text-style-name="MP3" draw:layer="backgroundobjects" svg:width="11.902cm" svg:height="11.284cm" svg:x="14.177cm" svg:y="7.669cm" presentation:class="title">
        <draw:text-box>
          <text:p text:style-name="MP4"><text:span text:style-name="MT14">Textmaster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106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7" presentation:style-name="Mpr107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8" presentation:style-name="Mpr106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5-twoTxTwoObj-Vergleich-title" draw:layer="backgroundobjects" svg:width="14.848cm" svg:height="11.136cm" svg:x="3.075cm" svg:y="2.257cm" presentation:class="page"/>
        <draw:frame draw:name="Notizenplatzhalter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6-titleOnly-Nur-Titel" style:page-layout-name="PM1" draw:style-name="Mdp8">
      <draw:frame draw:name="Titel 1" presentation:style-name="Mpr110" draw:text-style-name="MP3" draw:layer="backgroundobjects" svg:width="23cm" svg:height="3.506cm" svg:x="1cm" svg:y="0.837cm" presentation:class="title">
        <draw:text-box>
          <text:p text:style-name="MP9"><text:span text:style-name="MT17">Titelmasterformat durch Klicken bearbeiten</text:span></text:p>
        </draw:text-box>
      </draw:frame>
      <draw:frame draw:name="Datumsplatzhalter 2" presentation:style-name="Mpr11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3" presentation:style-name="Mpr112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4" presentation:style-name="Mpr111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6-titleOnly-Nur-Titel-title" draw:layer="backgroundobjects" svg:width="14.848cm" svg:height="11.136cm" svg:x="3.075cm" svg:y="2.257cm" presentation:class="page"/>
        <draw:frame draw:name="Notizenplatzhalter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Leer" style:page-layout-name="PM1" draw:style-name="Mdp9">
      <draw:frame draw:name="Datumsplatzhalter 1" presentation:style-name="Mpr1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2" presentation:style-name="Mpr116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3" presentation:style-name="Mpr115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2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r-outline1" draw:layer="backgroundobjects" svg:width="25.2cm" svg:height="12.179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2-Layout7-blank-Leer-title" draw:layer="backgroundobjects" svg:width="14.848cm" svg:height="11.136cm" svg:x="3.075cm" svg:y="2.257cm" presentation:class="page"/>
        <draw:frame draw:name="Notizenplatzhalter 2" presentation:style-name="Mpr1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10">
      <draw:frame draw:name="Titel 1" presentation:style-name="Mpr119" draw:text-style-name="MP3" draw:layer="backgroundobjects" svg:width="9.031cm" svg:height="4.904cm" svg:x="1.927cm" svg:y="1.398cm" presentation:class="title">
        <draw:text-box>
          <text:p text:style-name="MP9"><text:span text:style-name="MT20">Titelmasterformat durch Klicken bearbeiten</text:span></text:p>
        </draw:text-box>
      </draw:frame>
      <draw:frame draw:name="Inhaltsplatzhalter 2" presentation:style-name="Mpr120" draw:text-style-name="MP3" draw:layer="backgroundobjects" svg:width="14.173cm" svg:height="14.923cm" svg:x="11.906cm" svg:y="3.025cm" presentation:class="title">
        <draw:text-box>
          <text:p text:style-name="MP4"><text:span text:style-name="MT14">Textmasterformat bearbeiten</text:span><text:span text:style-name="MT14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121" draw:text-style-name="MP3" draw:layer="backgroundobjects" svg:width="9.031cm" svg:height="11.668cm" svg:x="1.927cm" svg:y="6.301cm" presentation:class="outline">
        <draw:text-box>
          <text:list text:style-name="ML6">
            <text:list-item>
              <text:p text:style-name="MP4"><text:span text:style-name="MT21">Textmasterformat bearbeiten</text:span></text:p>
            </text:list-item>
          </text:list>
        </draw:text-box>
      </draw:frame>
      <draw:frame draw:name="Datumsplatzhalter 4" presentation:style-name="Mpr122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123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6" presentation:style-name="Mpr122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8-objTx-Inhalt-mit-Überschrift-title" draw:layer="backgroundobjects" svg:width="14.848cm" svg:height="11.136cm" svg:x="3.075cm" svg:y="2.257cm" presentation:class="page"/>
        <draw:frame draw:name="Notizenplatzhalter 2" presentation:style-name="Mpr1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9-picTx-Bild-mit-Überschrift" style:page-layout-name="PM1" draw:style-name="Mdp11">
      <draw:frame draw:name="Titel 1" presentation:style-name="Mpr126" draw:text-style-name="MP3" draw:layer="backgroundobjects" svg:width="9.031cm" svg:height="4.904cm" svg:x="1.927cm" svg:y="1.398cm" presentation:class="title">
        <draw:text-box>
          <text:p text:style-name="MP9"><text:span text:style-name="MT20">Titelmasterformat durch Klicken bearbeiten</text:span></text:p>
        </draw:text-box>
      </draw:frame>
      <draw:frame draw:name="Bildplatzhalter 2" presentation:style-name="Mpr127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128" draw:text-style-name="MP3" draw:layer="backgroundobjects" svg:width="9.031cm" svg:height="11.668cm" svg:x="1.927cm" svg:y="6.301cm" presentation:class="outline">
        <draw:text-box>
          <text:list text:style-name="ML6">
            <text:list-item>
              <text:p text:style-name="MP4"><text:span text:style-name="MT21">Textmasterformat bearbeiten</text:span></text:p>
            </text:list-item>
          </text:list>
        </draw:text-box>
      </draw:frame>
      <draw:frame draw:name="Datumsplatzhalter 4" presentation:style-name="Mpr12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130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6" presentation:style-name="Mpr129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9-picTx-Bild-mit-Überschrift-title" draw:layer="backgroundobjects" svg:width="14.848cm" svg:height="11.136cm" svg:x="3.075cm" svg:y="2.257cm" presentation:class="page"/>
        <draw:frame draw:name="Notizenplatzhalter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12">
      <draw:frame draw:name="Titel 1" presentation:style-name="Mpr133" draw:text-style-name="MP3" draw:layer="backgroundobjects" svg:width="23cm" svg:height="3.506cm" svg:x="1cm" svg:y="0.837cm" presentation:class="title">
        <draw:text-box>
          <text:p text:style-name="MP9"><text:span text:style-name="MT17">Titelmasterformat durch Klicken bearbeiten</text:span></text:p>
        </draw:text-box>
      </draw:frame>
      <draw:frame draw:name="Vertikaler Textplatzhalter 2" presentation:style-name="Mpr134" draw:text-style-name="MP11" draw:layer="backgroundobjects" svg:width="22.6cm" svg:height="13.859cm" svg:x="1.4cm" svg:y="4.914cm" presentation:class="outline">
        <draw:text-box>
          <text:list text:style-name="ML2">
            <text:list-item>
              <text:p text:style-name="MP4"><text:span text:style-name="MT14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3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36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5" presentation:style-name="Mpr135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10-vertTx-Titel-und-vertikaler-Text-title" draw:layer="backgroundobjects" svg:width="14.848cm" svg:height="11.136cm" svg:x="3.075cm" svg:y="2.257cm" presentation:class="page"/>
        <draw:frame draw:name="Notizenplatzhalter 2" presentation:style-name="Mpr1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13">
      <draw:frame draw:name="Vertikaler Titel 1" presentation:style-name="Mpr139" draw:text-style-name="MP11" draw:layer="backgroundobjects" svg:width="5.75cm" svg:height="17.934cm" svg:x="18.252cm" svg:y="0.838cm" presentation:class="title">
        <draw:text-box>
          <text:p text:style-name="MP9"><text:span text:style-name="MT17">Titelmasterformat durch Klicken bearbeiten</text:span></text:p>
        </draw:text-box>
      </draw:frame>
      <draw:frame draw:name="Vertikaler Textplatzhalter 2" presentation:style-name="Mpr140" draw:text-style-name="MP11" draw:layer="backgroundobjects" svg:width="16.827cm" svg:height="17.934cm" svg:x="1.001cm" svg:y="0.838cm" presentation:class="outline">
        <draw:text-box>
          <text:list text:style-name="ML2">
            <text:list-item>
              <text:p text:style-name="MP4"><text:span text:style-name="MT14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4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42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5" presentation:style-name="Mpr141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11-vertTitleAndTx-Vertikaler-Titel-und-Text-title" draw:layer="backgroundobjects" svg:width="14.848cm" svg:height="11.136cm" svg:x="3.075cm" svg:y="2.257cm" presentation:class="page"/>
        <draw:frame draw:name="Notizenplatzhalter 2" presentation:style-name="Mpr1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4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4.2$Windows_x86 LibreOffice_project/9e9821abd0ffdbc09cd8c52eaa574fa09eb08f2</meta:generator>
    <dc:title>Advanced Internet Computing</dc:title>
    <meta:creation-date>2013-11-16T16:07:52Z</meta:creation-date>
    <dc:date>2013-11-28T19:40:11.35</dc:date>
    <meta:editing-cycles>12</meta:editing-cycles>
    <meta:editing-duration>P0D</meta:editing-duration>
    <meta:document-statistic meta:object-count="337"/>
  </office:meta>
</office:document-meta>
</file>